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439e" officeooo:paragraph-rsid="000b439e"/>
    </style:style>
    <style:style style:name="P2" style:family="paragraph" style:parent-style-name="Standard">
      <style:text-properties officeooo:rsid="000b8fd6" officeooo:paragraph-rsid="000b8fd6"/>
    </style:style>
    <style:style style:name="P3" style:family="paragraph" style:parent-style-name="Standard">
      <style:text-properties officeooo:paragraph-rsid="000b8fd6"/>
    </style:style>
    <style:style style:name="T1" style:family="text">
      <style:text-properties officeooo:rsid="000b8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S → Entreprises de Services du Numérique</text:p>
      <text:p text:style-name="P1">Syntec numérique → syndicat professionnel des ESN</text:p>
      <text:p text:style-name="P1">RGPD → Règlement Européen sur la Protection des Données</text:p>
      <text:p text:style-name="P1"/>
      <text:p text:style-name="P1"><text:a xlink:type="simple" xlink:href="https://www.emploi-pro.fr/edito/article/2018-une-bonne-annee-pour-l-emploi-dans-l-informatique-aea-9177" text:style-name="Internet_20_link" text:visited-style-name="Visited_20_Internet_20_Link">https://www.emploi-pro.fr/edito/article/2018-une-bonne-annee-pour-l-emploi-dans-l-informatique-aea-9177</text:a></text:p>
      <text:p text:style-name="P1">Les entreprises de services informatiques peinnent à recruter tous les professionnels dont elles ont besoin. Le Syntec prévoie 3,6% de croissance dans le secteur en 2018 après 3,4% en 2017. Soit plusieurs milliers d'emplois.</text:p>
      <text:p text:style-name="P1">Le RGPD pousse les entreprises à se mettre en conformité ce qui participe à cette croissance.</text:p>
      <text:p text:style-name="P2">Le turnover étant élevé (environ 20%), les ENS embauchent massivement les jeunes ingénieurs voire des étudiants en contrat d'apprentissage ou de professionnalisation.</text:p>
      <text:p text:style-name="P2"/>
      <text:p text:style-name="P2"><text:a xlink:type="simple" xlink:href="https://cadres.apec.fr/Emploi/Marche-Emploi/Les-Etudes-Apec/Les-etudes-Apec-par-annee/Etudes-Apec-2018/Le-marche-de-lemploi-cadre-dans-les-activites-informatiques/Le-secteur-des-activites-informatiques-recrutent-toujours-davantage-de-cadres" text:style-name="Internet_20_link" text:visited-style-name="Visited_20_Internet_20_Link">https://cadres.apec.fr/Emploi/Marche-Emploi/Les-Etudes-Apec/Les-etudes-Apec-par-annee/Etudes-Apec-2018/Le-marche-de-lemploi-cadre-dans-les-activites-informatiques/Le-secteur-des-activites-informatiques-recrutent-toujours-davantage-de-cadres</text:a></text:p>
      <text:p text:style-name="P3"><text:span text:style-name="T1">Le secteur d'activités informatiques recrute des cadres en très grand nombre. Les prévisions sont de 60 000 recrutements dont 30% seront de jeunes diplôm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6S</meta:editing-duration>
    <meta:editing-cycles>4</meta:editing-cycles>
    <meta:generator>LibreOffice/5.4.7.2$Windows_X86_64 LibreOffice_project/c838ef25c16710f8838b1faec480ebba495259d0</meta:generator>
    <dc:date>2018-10-05T11:39:49.936000000</dc:date>
    <meta:document-statistic meta:table-count="0" meta:image-count="0" meta:object-count="0" meta:page-count="1" meta:paragraph-count="9" meta:word-count="121" meta:character-count="1128" meta:non-whitespace-character-count="1016"/>
    <meta:user-defined meta:name="Info 1"/>
    <meta:user-defined meta:name="Info 2"/>
    <meta:user-defined meta:name="Info 3"/>
    <meta:user-defined meta:name="Info 4"/>
  </office:meta>
</office:document-meta>
</file>